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90000017BBE23A15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er_20_uden_20_fyld_20_og_20_streg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æstved Biludlejn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Programmering</text:p>
            <text:p text:style-name="P1">Chris, Andreas &amp; St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pos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Klassediagram</text:p>
              </text:list-item>
              <text:list-item>
                <text:p>EER diagram</text:p>
              </text:list-item>
              <text:list-item>
                <text:p>GU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lassediagram</text:p>
          </draw:text-box>
        </draw:frame>
        <draw:frame draw:style-name="gr2" draw:text-style-name="P2" draw:layer="layout" svg:width="27.999cm" svg:height="9.963cm" svg:x="0.134cm" svg:y="5.602cm">
          <draw:image xlink:href="Pictures/10000000000004290000017BBE23A1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er_20_uden_20_fyld_20_og_20_streg" style:display-name="Objekter uden fyld og streg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ine Knarkegaard Andersen</meta:initial-creator>
    <meta:creation-date>2014-11-03T13:23:04.08</meta:creation-date>
    <meta:editing-duration>PT2M48S</meta:editing-duration>
    <meta:editing-cycles>3</meta:editing-cycles>
    <dc:date>2014-11-03T13:25:46.49</dc:date>
    <dc:creator>Stine Knarkegaard Andersen</dc:creator>
    <meta:generator>OpenOffice/4.1.0$Win32 OpenOffice.org_project/410m18$Build-9764</meta:generator>
    <meta:document-statistic meta:object-count="33"/>
  </office:meta>
</office:document-meta>
</file>